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037d96d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31a50f" officeooo:paragraph-rsid="0031a50f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39012c" officeooo:paragraph-rsid="0037d96d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39012c" officeooo:paragraph-rsid="0039012c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officeooo:rsid="002b93e8" officeooo:paragraph-rsid="002b93e8"/>
    </style:style>
    <style:style style:name="P10" style:family="paragraph" style:parent-style-name="Standard">
      <style:paragraph-properties fo:text-align="justify" style:justify-single-word="false"/>
      <style:text-properties officeooo:paragraph-rsid="0037d96d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2pt" officeooo:rsid="0031a50f" officeooo:paragraph-rsid="0031a50f" style:font-size-asian="10.5pt" style:font-size-complex="12pt"/>
    </style:style>
    <style:style style:name="P13" style:family="paragraph" style:parent-style-name="Standard" style:list-style-name="L2">
      <style:paragraph-properties fo:text-align="justify" style:justify-single-word="false"/>
      <style:text-properties officeooo:paragraph-rsid="0039012c"/>
    </style:style>
    <style:style style:name="P14" style:family="paragraph" style:parent-style-name="Text_20_body">
      <style:paragraph-properties fo:text-align="justify" style:justify-single-word="false"/>
      <style:text-properties style:font-name="Times New Roman" officeooo:rsid="002849e2" officeooo:paragraph-rsid="003b2ed9"/>
    </style:style>
    <style:style style:name="P15" style:family="paragraph" style:parent-style-name="Heading_20_1">
      <style:text-properties style:font-name="Times New Roman"/>
    </style:style>
    <style:style style:name="P16" style:family="paragraph" style:parent-style-name="Heading_20_1">
      <style:paragraph-properties fo:break-before="page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e969" style:font-weight-asian="bold" style:font-weight-complex="bold"/>
    </style:style>
    <style:style style:name="T3" style:family="text">
      <style:text-properties fo:font-weight="bold" officeooo:rsid="002e6087" style:font-weight-asian="bold" style:font-weight-complex="bold"/>
    </style:style>
    <style:style style:name="T4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5" style:family="text">
      <style:text-properties fo:font-size="36pt" fo:language="zxx" fo:country="none" officeooo:rsid="00284d4d" style:font-size-asian="36pt" style:language-asian="zxx" style:country-asian="none" style:font-size-complex="36pt" style:language-complex="zxx" style:country-complex="none"/>
    </style:style>
    <style:style style:name="T6" style:family="text">
      <style:text-properties officeooo:rsid="0025e969"/>
    </style:style>
    <style:style style:name="T7" style:family="text">
      <style:text-properties officeooo:rsid="002849e2"/>
    </style:style>
    <style:style style:name="T8" style:family="text">
      <style:text-properties officeooo:rsid="002df7b2"/>
    </style:style>
    <style:style style:name="T9" style:family="text">
      <style:text-properties officeooo:rsid="002e6087"/>
    </style:style>
    <style:style style:name="T10" style:family="text">
      <style:text-properties officeooo:rsid="0031a50f"/>
    </style:style>
    <style:style style:name="T11" style:family="text">
      <style:text-properties officeooo:rsid="0031aefd"/>
    </style:style>
    <style:style style:name="T12" style:family="text">
      <style:text-properties fo:font-weight="normal" officeooo:rsid="0031a50f" style:font-weight-asian="normal" style:font-weight-complex="normal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officeooo:rsid="002e6087" style:font-size-asian="10.5pt" style:font-size-complex="12pt"/>
    </style:style>
    <style:style style:name="T15" style:family="text">
      <style:text-properties fo:font-size="12pt" officeooo:rsid="0039012c" style:font-size-asian="10.5pt" style:font-size-complex="12pt"/>
    </style:style>
    <style:style style:name="T16" style:family="text">
      <style:text-properties fo:font-size="12pt" officeooo:rsid="003a9fa1" style:font-size-asian="10.5pt" style:font-size-complex="12pt"/>
    </style:style>
    <style:style style:name="T17" style:family="text">
      <style:text-properties officeooo:rsid="002f586a"/>
    </style:style>
    <style:style style:name="T18" style:family="text">
      <style:text-properties fo:language="zxx" fo:country="none" officeooo:rsid="002f586a" style:language-asian="zxx" style:country-asian="none" style:language-complex="zxx" style:country-complex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cm" fo:text-indent="-0.635cm" fo:margin-left="1.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9"><text:span text:style-name="T5">T</text:span><text:span text:style-name="T4">ravelLo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2">Curso:</text:span><text:span text:style-name="T6"> 2 DAW (20/21)</text:span></text:p>
      <text:p text:style-name="P3"><text:tab/><text:tab/><text:tab/><text:tab/><text:tab/><text:tab/><text:tab/><text:tab/><text:span text:style-name="T2">Autor:</text:span><text:span text:style-name="T6"> Equipo de desarrollo TravelLog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1"><text:a xlink:type="simple" xlink:href="#__RefHeading___Toc351_2719776763" text:style-name="Index_20_Link" text:visited-style-name="Index_20_Link">0 Introducción<text:tab/>3</text:a></text:p>
          <text:p text:style-name="P11"><text:a xlink:type="simple" xlink:href="#__RefHeading___Toc353_2719776763" text:style-name="Index_20_Link" text:visited-style-name="Index_20_Link">1 Requerimientos técnicos<text:tab/>4</text:a></text:p>
          <text:p text:style-name="P11"><text:a xlink:type="simple" xlink:href="#__RefHeading___Toc355_2719776763" text:style-name="Index_20_Link" text:visited-style-name="Index_20_Link">2 Descripción funcional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5" text:outline-level="1"><text:bookmark-start text:name="__RefHeading___Toc351_2719776763"/><text:span text:style-name="T7">0</text:span> <text:span text:style-name="T7">Introducción</text:span><text:bookmark-end text:name="__RefHeading___Toc351_2719776763"/></text:h>
      <text:p text:style-name="P14"><text:tab/><text:span text:style-name="T17">El objetivo de este proyecto es la creación de un sitio en el que el usuario pueda registrar viajes de diversa índole. Podrá hacer referencia a los distintos </text:span><text:span text:style-name="T18">lugares</text:span><text:span text:style-name="T17"> visitados, reseñar restaurantes y hoteles, así como lugares de interés y rutas realizadas. En sus comentarios podrán dejar constancia de precios, ofertas, compañías aéreas y un largo etcétera, y compartir toda esta información con una gran comunidad de viajeros.</text:span></text:p>
      <text:h text:style-name="P16" text:outline-level="1"><text:bookmark-start text:name="__RefHeading___Toc353_2719776763"/><text:span text:style-name="T8">1</text:span> <text:span text:style-name="T8">Requerimientos técnicos</text:span><text:bookmark-end text:name="__RefHeading___Toc353_2719776763"/></text:h>
      <text:p text:style-name="P5"/>
      <text:p text:style-name="P10"><text:span text:style-name="T14"><text:tab/>Nuestra aplicación </text:span><text:span text:style-name="T15">requiere de un sitio donde alojarla y al que se pueda acceder desde cualquier lado por tanto vamos a usar una raspberry pi 4 con acceso desde el exterior para que cualquiera pueda acceder a la página.</text:span></text:p>
      <text:p text:style-name="P7"/>
      <text:p text:style-name="P8">Algunas de las características de la raspberry pi son:</text:p>
      <text:list xml:id="list2506998184" text:style-name="L2">
        <text:list-item>
          <text:p text:style-name="P13"><text:span text:style-name="T15">Sistema Operativo aún por determinar entre 2.</text:span></text:p>
        </text:list-item>
        <text:list-item>
          <text:p text:style-name="P13"><text:span text:style-name="T15">Acceso desde el exterior de la red a dicha raspberry, con lo cual se tienen los puertos apropiado abiertos en el router.</text:span></text:p>
        </text:list-item>
        <text:list-item>
          <text:p text:style-name="P13"><text:span text:style-name="T15">Un gestor de bases de datos instalado en la raspberry pi para poder almacenar los datos de los usuarios, de los viajes, en definitiva de todos los datos a guardar.</text:span></text:p>
        </text:list-item>
        <text:list-item>
          <text:p text:style-name="P13"><text:span text:style-name="T15">Un usuario para cada uno de los integrantes del grupo para que puedan acceder a la raspberry pi a modificar, subir archivos o lo que se necesite hacer.</text:span></text:p>
        </text:list-item>
        <text:list-item>
          <text:p text:style-name="P13"><text:span text:style-name="T15">Acceso por ftp para los integrantes del grupo para que puedan subir y bajar archivos con facilidad.</text:span></text:p>
        </text:list-item>
        <text:list-item>
          <text:p text:style-name="P13"><text:span text:style-name="T16">Lenguajes a usar: html, css, javascript, ...</text:span></text:p>
        </text:list-item>
      </text:list>
      <text:p text:style-name="P8"/>
      <text:h text:style-name="P16" text:outline-level="1"><text:bookmark-start text:name="__RefHeading___Toc355_2719776763"/><text:span text:style-name="T8">2</text:span> <text:span text:style-name="T8">Descripción funcional</text:span><text:bookmark-end text:name="__RefHeading___Toc355_2719776763"/></text:h>
      <text:p text:style-name="P3"/>
      <text:p text:style-name="P4"><text:tab/><text:span text:style-name="T9">Nuestra aplicación tendrá, en principio, una funcionalidad básica de mantenimientto (CRUD) para el estudio y registro de viajes que vayamos a realizar. Los usuarios podrán dar de alta el </text:span><text:span text:style-name="T3">viaje</text:span><text:span text:style-name="T9"> que han realizado o que desean realizar, añadiendo los comentarios que estimen oportunos en cada uno de los puntos de los que se compondrá el </text:span><text:span text:style-name="T3">itinerario</text:span><text:span text:style-name="T9"> del mismo. Los itinerarios del viaje podrán contener no sólo información referente al mismo (hitos, fases, fechas de inicio o fin, etc,) sino también imágenes de cualquier tipo que acompañen a un </text:span><text:span text:style-name="T3">hito</text:span><text:span text:style-name="T9"> del itinerario (fotos de una determinada visita).</text:span></text:p>
      <text:p text:style-name="P4"><text:tab/><text:span text:style-name="T10">El </text:span><text:span text:style-name="T12">viaje</text:span><text:span text:style-name="T10"> será sobre lo que el usuario podrá realizar la gestión, sin embargo contendrá una serie de elementos, que tendremos que concretar más adelante, y que se podrían resumir en los siguientes:</text:span></text:p>
      <text:p text:style-name="P4"/>
      <text:list xml:id="list2523506063" text:style-name="L1">
        <text:list-item>
          <text:p text:style-name="P12">Preparación: el usuario rellenará una pequeña ficha que contendrá los datos iniciales del viaje así como estimaciones sobre coste, duración, participantes, etc. En definitiva, será una previsión que se cumplirá o no, tal y como suele ocurrir en los viajes reales.</text:p>
        </text:list-item>
        <text:list-item>
          <text:p text:style-name="P12">Itinerario: el itinerario se compondrá de las <text:span text:style-name="T1">estancias</text:span> que vamos a realizar a lo largo del viajes, es decir, los puntos de parada que vamos a realizar en los distintos hoteles o lugar donde pernoctemos.</text:p>
        </text:list-item>
        <text:list-item>
          <text:p text:style-name="P12">Hitos: serán visitas o situaciones especialmente reseñables y que, generalmente, irán asociadas a algún punto del itinerario.</text:p>
        </text:list-item>
      </text:list>
      <text:p text:style-name="P6"/>
      <text:p text:style-name="P6"><text:tab/><text:span text:style-name="T11">En lineas generales, estos serán los distintos puntos de los que constará nuestra aplicación. Cada uno de ellos podrá ir acompañado de documenttación de distinto tipo (fotografías, croquis, etc) que ayudarán a una mejor organización del viaje, antes y después de realizar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5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0" meta:object-count="0" meta:page-count="5" meta:paragraph-count="26" meta:word-count="531" meta:character-count="3256" meta:non-whitespace-character-count="2701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